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style:text-position="super 58%" fo:font-weight="normal" style:font-weight-asian="normal" style:font-weight-complex="normal"/>
    </style:style>
    <style:style style:name="T34" style:family="text">
      <style:text-properties officeooo:rsid="00ddb14a"/>
    </style:style>
    <style:style style:name="T35" style:family="text">
      <style:text-properties officeooo:rsid="00e6c0cb"/>
    </style:style>
    <style:style style:name="T36" style:family="text">
      <style:text-properties officeooo:rsid="00e9002e"/>
    </style:style>
    <style:style style:name="T37" style:family="text">
      <style:text-properties officeooo:rsid="00f40956"/>
    </style:style>
    <style:style style:name="T38" style:family="text">
      <style:text-properties officeooo:rsid="00fbd10d"/>
    </style:style>
    <style:style style:name="T39" style:family="text">
      <style:text-properties officeooo:rsid="01047184"/>
    </style:style>
    <style:style style:name="T40" style:family="text">
      <style:text-properties officeooo:rsid="01072dc4"/>
    </style:style>
    <style:style style:name="T41" style:family="text">
      <style:text-properties fo:font-weight="bold" style:font-weight-asian="bold" style:font-weight-complex="bold"/>
    </style:style>
    <style:style style:name="T42"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42"/>
      <text:p text:style-name="P142"/>
      <text:p text:style-name="P142"/>
      <text:p text:style-name="P142"/>
      <text:p text:style-name="P142"/>
      <text:p text:style-name="P142">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6">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7">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2">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8">this morning, but, at 7:40, I did. I fed them, made coffee, played Wordle (PROXY in six,) and worked until about 2:30 with some PCB and plate work mixed in. Cait didn’t have to go to work after all, so she </text:span><text:soft-page-break/><text:span text:style-name="T38">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31">Apples to Apples</text:span><text:span text:style-name="T2">, smoked some weed and then upgraded to </text:span><text:span text:style-name="T31">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9">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4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0">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0">But, I saw Kevin driving toward me. He had forgotten he was supposed to play Whistle Hop. I felt a little uneasy down there knowing Sunny and Cait were hanging out and knowing no drums would be </text:span><text:soft-page-break/><text:span text:style-name="T40">tracked, so I said, “I’m gonna take the night off, guys. You got this.”</text:span></text:p>
      <text:p text:style-name="P35"><text:s text:c="3"/><text:span text:style-name="T40">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1">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42">did to feed the dogs, I noticed Cait was online, so I told her I love her. We talked through some things and I fell back asleep.</text:span></text:p>
      <text:p text:style-name="P37"><text:s text:c="3"/><text:span text:style-name="T42">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2">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 </text:span><text:span text:style-name="T26">drove down to Simple. I had a breakfast sandwich and Cait had a kale salad. We drove down to Bent Creek and had a walk around Lake Powatan.</text:span></text:p>
      <text:p text:style-name="P130"><text:span text:style-name="T26"><text:s text:c="3"/>We decided to part ways after that and enjoy some alone time. I found a generic business transcription and did as much as I could before falling asleep.</text:span></text:p>
      <text:p text:style-name="P130"><text:span text:style-name="T26"/></text:p>
      <text:p text:style-name="P131">II.XI</text:p>
      <text:p text:style-name="P131"><text:span text:style-name="T2"/></text:p>
      <text:p text:style-name="P131"><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1"><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1"><text:span text:style-name="T2"><text:s text:c="3"/>I had Kev drop me off at Alley Cat, where Cait and I drank champagne until Lauren convinced us to go across the street for Mario Kart. We couldn’t believe Adam was our bartender.</text:span></text:p>
      <text:p text:style-name="P131"><text:span text:style-name="T2"><text:s text:c="3"/>We went home, made love and fell asleep.</text:span></text:p>
      <text:p text:style-name="P131"><text:span text:style-name="T2"/></text:p>
      <text:p text:style-name="P132">II.XII</text:p>
      <text:p text:style-name="P131"><text:span text:style-name="T2"/></text:p>
      <text:p text:style-name="P131"><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1"><text:span text:style-name="T27"><text:s text:c="3"/>It was just me and Scott until AB and Kirsten eventually showed up. At 10, I walked home and did PCB stuff until I was ready for sleep.</text:span></text:p>
      <text:p text:style-name="P131"><text:span text:style-name="T27"/></text:p>
      <text:p text:style-name="P133">II.XIII</text:p>
      <text:p text:style-name="P134"><text:span text:style-name="T2"/></text:p>
      <text:p text:style-name="P134"><text:span text:style-name="T2">Slept til 11, played Wordle, made coffee and ordered PCB stuff, about $350 worth. After that, I drank coffee and caught up on four days of journal entries.</text:span></text:p>
      <text:p text:style-name="P134"><text:span text:style-name="T2"/></text:p>
      <text:p text:style-name="P135"><text:span text:style-name="T2">. . .</text:span></text:p>
      <text:p text:style-name="P134"><text:span text:style-name="T2"/></text:p>
      <text:p text:style-name="P134"><text:span text:style-name="T2">I went on to work on QALIZpad after that, got a bit cranky and then made some noodles. Then I watched the Super Bowl, finished the PCB and eventually went to bed.</text:span></text:p>
      <text:p text:style-name="P136"><text:soft-page-break/>II.XIV</text:p>
      <text:p text:style-name="P136"><text:span text:style-name="T2"/></text:p>
      <text:p text:style-name="P136"><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6"><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6"><text:span text:style-name="T28"/></text:p>
      <text:p text:style-name="P137">II.XV</text:p>
      <text:p text:style-name="P137"><text:span text:style-name="T2"/></text:p>
      <text:p text:style-name="P137"><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37"><text:span text:style-name="T29"><text:s text:c="3"/>I walked to the CBD store, bought a pack of D8 cigarettes, went to the Pump and smoked one with a porter. I walked home, found work, smoked in the bath, watched some Simpsons and then wrote in my journal.</text:span></text:p>
      <text:p text:style-name="P137"><text:span text:style-name="T29"/></text:p>
      <text:p text:style-name="P138">II.XVI</text:p>
      <text:p text:style-name="P138"><text:span text:style-name="T2"/></text:p>
      <text:p text:style-name="P138"><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38"><text:span text:style-name="T30"/></text:p>
      <text:p text:style-name="P139"><text:soft-page-break/><text:span text:style-name="T30">. . .</text:span></text:p>
      <text:p text:style-name="P140"><text:span text:style-name="T30"/></text:p>
      <text:p text:style-name="P140"><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0"><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0"><text:span text:style-name="T2"/></text:p>
      <text:p text:style-name="P141">II.XVII</text:p>
      <text:p text:style-name="P141"><text:span text:style-name="T2"/></text:p>
      <text:p text:style-name="P140"><text:span text:style-name="T2">Well, Cait and I slept til 2:30. I was actually</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5:06:13.785728638</dc:date>
    <meta:editing-duration>P5DT19H33M49S</meta:editing-duration>
    <meta:editing-cycles>210</meta:editing-cycles>
    <meta:generator>LibreOffice/7.3.7.2$Linux_X86_64 LibreOffice_project/30$Build-2</meta:generator>
    <meta:print-date>2024-07-07T17:40:57.703901491</meta:print-date>
    <meta:document-statistic meta:table-count="0" meta:image-count="0" meta:object-count="0" meta:page-count="44" meta:paragraph-count="305" meta:word-count="9518" meta:character-count="49143" meta:non-whitespace-character-count="39644"/>
  </office:meta>
</office:document-meta>
</file>